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3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1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5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6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6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6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6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7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7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italic" style:font-style-asian="italic" style:font-style-complex="italic"/>
    </style:style>
    <style:style style:name="T43" style:family="text">
      <style:text-properties style:text-position="super 58%" fo:font-weight="normal" style:font-weight-asian="normal" style:font-weight-complex="normal"/>
    </style:style>
    <style:style style:name="T44" style:family="text">
      <style:text-properties officeooo:rsid="00ddb14a"/>
    </style:style>
    <style:style style:name="T45" style:family="text">
      <style:text-properties officeooo:rsid="00e6c0cb"/>
    </style:style>
    <style:style style:name="T46" style:family="text">
      <style:text-properties officeooo:rsid="00e9002e"/>
    </style:style>
    <style:style style:name="T47" style:family="text">
      <style:text-properties officeooo:rsid="00f40956"/>
    </style:style>
    <style:style style:name="T48" style:family="text">
      <style:text-properties officeooo:rsid="00fbd10d"/>
    </style:style>
    <style:style style:name="T49" style:family="text">
      <style:text-properties officeooo:rsid="01047184"/>
    </style:style>
    <style:style style:name="T50" style:family="text">
      <style:text-properties officeooo:rsid="01072dc4"/>
    </style:style>
    <style:style style:name="T51" style:family="text">
      <style:text-properties fo:font-weight="bold" style:font-weight-asian="bold" style:font-weight-complex="bold"/>
    </style:style>
    <style:style style:name="T52" style:family="text">
      <style:text-properties officeooo:rsid="010d5a79"/>
    </style:style>
    <style:style style:name="T53" style:family="text">
      <style:text-properties officeooo:rsid="011cd278"/>
    </style:style>
    <style:style style:name="T54" style:family="text">
      <style:text-properties officeooo:rsid="0121833b"/>
    </style:style>
    <style:style style:name="T55" style:family="text">
      <style:text-properties officeooo:rsid="0124f7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41">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43">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44">I took a rapid test w/ negative result. Cait said I should go to the party alone, but it didn’t sit well when I said okay… with either of us. We decided we would eat lasagna and drink champagne. She was feeling down.</text:span></text:p>
      <text:p text:style-name="P18"><text:s text:c="3"/><text:span text:style-name="T44">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75"/>
      <text:p text:style-name="P175"/>
      <text:p text:style-name="P175"/>
      <text:p text:style-name="P175"/>
      <text:p text:style-name="P175"/>
      <text:p text:style-name="P175">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6"><text:soft-page-break/>I.I.XXI</text:p>
      <text:p text:style-name="P46"><text:span text:style-name="T2"/></text:p>
      <text:p text:style-name="P47"><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47"><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47"><text:span text:style-name="T2"/></text:p>
      <text:p text:style-name="P55"><text:span text:style-name="T2">. . .</text:span></text:p>
      <text:p text:style-name="P47"><text:span text:style-name="T2"/></text:p>
      <text:p text:style-name="P47"><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47"><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47"><text:span text:style-name="T2"/></text:p>
      <text:p text:style-name="P55"><text:span text:style-name="T2">. . .</text:span></text:p>
      <text:p text:style-name="P47"><text:span text:style-name="T2"/></text:p>
      <text:p text:style-name="P47"><text:span text:style-name="T2">Ate a taco and, later, some mac &amp; cheese. I decided to watch Isle of Dogs and enjoyed it. Sunny came in after 30 mins and enjoyed it even more than I did.</text:span></text:p>
      <text:p text:style-name="P47"><text:soft-page-break/><text:span text:style-name="T2"/></text:p>
      <text:p text:style-name="P47">I.II</text:p>
      <text:p text:style-name="P47"><text:span text:style-name="T2"/></text:p>
      <text:p text:style-name="P47"><text:span text:style-name="T2">A big rain started at 4AM, accompanied by a single large crack of thunder. Whiskey took Nutmeg’s spot at the end of the couch and Nutmeg climbed on top of me.</text:span></text:p>
      <text:p text:style-name="P47"><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47"><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47"><text:span text:style-name="T2"/></text:p>
      <text:p text:style-name="P55"><text:span text:style-name="T2">. . .</text:span></text:p>
      <text:p text:style-name="P47"><text:span text:style-name="T2"/></text:p>
      <text:p text:style-name="P63"><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63"><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48"><text:span text:style-name="T2"/></text:p>
      <text:p text:style-name="P56"><text:span text:style-name="T2">. . .</text:span></text:p>
      <text:p text:style-name="P48"><text:span text:style-name="T2"/></text:p>
      <text:p text:style-name="P64"><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64"><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49"><text:span text:style-name="T2"/></text:p>
      <text:p text:style-name="P57"><text:span text:style-name="T2">. . .</text:span></text:p>
      <text:p text:style-name="P49"><text:span text:style-name="T2"/></text:p>
      <text:p text:style-name="P64"><text:span text:style-name="T2">we ended up drinking Woodford Reserve and eating mushies, listening to records, smoking cigarettes and typing on my Rebound. Eventually, Cait announced it was, “Time to get vertical——no, I mean horizontal!”</text:span></text:p>
      <text:p text:style-name="P64"><text:span text:style-name="T2"/></text:p>
      <text:p text:style-name="P65">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50"><text:span text:style-name="T2"/></text:p>
      <text:p text:style-name="P58"><text:span text:style-name="T2">. . .</text:span></text:p>
      <text:p text:style-name="P50"><text:span text:style-name="T2"/></text:p>
      <text:p text:style-name="P66"><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66"><text:span text:style-name="T2"><text:s text:c="3"/>She drove me home and I started working. Unfortunately, turtlemoon.net is already a design firm, so back to the drawing board. I decided to make some coffee and write in my journal.</text:span></text:p>
      <text:p text:style-name="P50"><text:span text:style-name="T2"/></text:p>
      <text:p text:style-name="P58"><text:span text:style-name="T2">. . .</text:span></text:p>
      <text:p text:style-name="P50"><text:span text:style-name="T2"/></text:p>
      <text:p text:style-name="P66"><text:span text:style-name="T2">I worked most of the night (person on parole and conflicted abortion lady) took a bath, talked to Cait and cuddled Nutmeg. I fell asleep around 11PM after letting my phone die from scrolling.</text:span></text:p>
      <text:p text:style-name="P66"><text:span text:style-name="T2"/></text:p>
      <text:p text:style-name="P66"><text:span text:style-name="T2"/></text:p>
      <text:p text:style-name="P66"><text:span text:style-name="T2"/></text:p>
      <text:p text:style-name="P66"><text:span text:style-name="T2"/></text:p>
      <text:p text:style-name="P66"><text:span text:style-name="T2"/></text:p>
      <text:p text:style-name="P67"><text:soft-page-break/>I.IV</text:p>
      <text:p text:style-name="P67"><text:span text:style-name="T2"/></text:p>
      <text:p text:style-name="P66"><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66"><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66"><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66"><text:span text:style-name="T3"><text:s text:c="3"/>Either way, I grabbed my sticks, rags and throne from the house and then walked down to Kev’s. I was the first in the basement. It sounded like Fursty was upstairs.</text:span></text:p>
      <text:p text:style-name="P51"><text:span text:style-name="T2"/></text:p>
      <text:p text:style-name="P59"><text:span text:style-name="T2">. . .</text:span></text:p>
      <text:p text:style-name="P51"><text:span text:style-name="T2"/></text:p>
      <text:p text:style-name="P68"><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68"><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68"><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68"><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68"><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69"><text:soft-page-break/>I.V</text:p>
      <text:p text:style-name="P69"/>
      <text:p text:style-name="P22">Weird dreams about a snake trying to <text:span text:style-name="T45">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45">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52"><text:span text:style-name="T2"/></text:p>
      <text:p text:style-name="P60"><text:span text:style-name="T2">. . .</text:span></text:p>
      <text:p text:style-name="P52"><text:span text:style-name="T2"/></text:p>
      <text:p text:style-name="P70"><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70"><text:span text:style-name="T2"><text:s text:c="3"/>I came home, typed 10 mins of tape, ate some noodles Sunny had made and fell asleep.</text:span></text:p>
      <text:p text:style-name="P70"><text:span text:style-name="T2"/></text:p>
      <text:p text:style-name="P70"><text:span text:style-name="T2"/></text:p>
      <text:p text:style-name="P70"><text:span text:style-name="T2"/></text:p>
      <text:p text:style-name="P70"><text:soft-page-break/>I.VI</text:p>
      <text:p text:style-name="P70"><text:span text:style-name="T2"/></text:p>
      <text:p text:style-name="P70"><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53"><text:span text:style-name="T2"/></text:p>
      <text:p text:style-name="P61"><text:span text:style-name="T2">. . .</text:span></text:p>
      <text:p text:style-name="P53"><text:span text:style-name="T2"/></text:p>
      <text:p text:style-name="P71"><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71"><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71"><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71"><text:span text:style-name="T2"><text:s text:c="3"/>I was spinning when I got to bed and so happy to listen to Cait talk about her grandmother. She asked me why I was crying. I said it was the happiest she’d ever seemed. </text:span></text:p>
      <text:p text:style-name="P71"><text:span text:style-name="T2"/></text:p>
      <text:p text:style-name="P72">I.VII</text:p>
      <text:p text:style-name="P72"/>
      <text:p text:style-name="P23">Woke at Cait’s, ate a clementine, made <text:span text:style-name="T46">a French press and wrote in my journal on the couch.</text:span></text:p>
      <text:p text:style-name="P54"><text:span text:style-name="T2"/></text:p>
      <text:p text:style-name="P62"><text:span text:style-name="T2">. . .</text:span></text:p>
      <text:p text:style-name="P54"><text:span text:style-name="T2"/></text:p>
      <text:p text:style-name="P73"><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54"><text:span text:style-name="T2"/></text:p>
      <text:p text:style-name="P62"><text:span text:style-name="T2">. . .</text:span></text:p>
      <text:p text:style-name="P54"><text:span text:style-name="T2"/></text:p>
      <text:p text:style-name="P73"><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73"><text:span text:style-name="T2"/></text:p>
      <text:p text:style-name="P73"><text:span text:style-name="T2"/></text:p>
      <text:p text:style-name="P73"><text:span text:style-name="T2"/></text:p>
      <text:p text:style-name="P73"><text:soft-page-break/>I.VIII</text:p>
      <text:p text:style-name="P73"><text:span text:style-name="T2"/></text:p>
      <text:p text:style-name="P73"><text:span text:style-name="T2">Woke at 9:45, </text:span><text:span text:style-name="T5">ate two clementines, made a French press and wrote in my journal. I’d had a dream about Cait ghosting me and was relieved to find it untrue.</text:span></text:p>
      <text:p text:style-name="P73"><text:span text:style-name="T5"/></text:p>
      <text:p text:style-name="P74"><text:span text:style-name="T5">. . .</text:span></text:p>
      <text:p text:style-name="P74"><text:span text:style-name="T5"/></text:p>
      <text:p text:style-name="P75"><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75"><text:span text:style-name="T2"><text:s text:c="3"/>I walked home, loaded my drums and sat on the couch looking at my phone for a while. I drove the truck down Brevard Rd. to Sierra Nevada, checked in at the truck entrance, parked and let myself inside.</text:span></text:p>
      <text:p text:style-name="P75"><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75"><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75"><text:span text:style-name="T2"><text:s text:c="3"/>I finally felt okay with sitting down and writing in my journal.</text:span></text:p>
      <text:p text:style-name="P18"/>
      <text:p text:style-name="P18"/>
      <text:p text:style-name="P18"/>
      <text:p text:style-name="P76"><text:soft-page-break/>I.IX</text:p>
      <text:p text:style-name="P76"><text:span text:style-name="T2"/></text:p>
      <text:p text:style-name="P77"><text:span text:style-name="T2">The dogs woke me up at 8:30, and so I fed </text:span><text:span text:style-name="T6">them, let them out, made coffee, drank it on the couch and started transcribing.</text:span></text:p>
      <text:p text:style-name="P78"><text:span text:style-name="T6"/></text:p>
      <text:p text:style-name="P78"><text:span text:style-name="T6">. . .</text:span></text:p>
      <text:p text:style-name="P78"><text:span text:style-name="T6"/></text:p>
      <text:p text:style-name="P79"><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79"><text:span text:style-name="T2"/></text:p>
      <text:p text:style-name="P80">I.X</text:p>
      <text:p text:style-name="P80"><text:span text:style-name="T2"/></text:p>
      <text:p text:style-name="P79"><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79"><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79"><text:span text:style-name="T2"/></text:p>
      <text:p text:style-name="P81"><text:span text:style-name="T2">. . .</text:span></text:p>
      <text:p text:style-name="P79"><text:span text:style-name="T2"/></text:p>
      <text:p text:style-name="P82"><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82"><text:span text:style-name="T7"/></text:p>
      <text:p text:style-name="P83">I.XI</text:p>
      <text:p text:style-name="P83"><text:span text:style-name="T2"/></text:p>
      <text:p text:style-name="P83"><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83"><text:span text:style-name="T8"/></text:p>
      <text:p text:style-name="P84"><text:span text:style-name="T8">. . .</text:span></text:p>
      <text:p text:style-name="P83"><text:span text:style-name="T8"/></text:p>
      <text:p text:style-name="P85"><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85"><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85"><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85"><text:span text:style-name="T2"/></text:p>
      <text:p text:style-name="P86">I.XII</text:p>
      <text:p text:style-name="P86"><text:span text:style-name="T2"/></text:p>
      <text:p text:style-name="P85"><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85"><text:span text:style-name="T9"/></text:p>
      <text:p text:style-name="P87"><text:span text:style-name="T9">. . .</text:span></text:p>
      <text:p text:style-name="P85"><text:span text:style-name="T9"/></text:p>
      <text:p text:style-name="P88"><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89">I.XIII</text:p>
      <text:p text:style-name="P89"/>
      <text:p text:style-name="P24">We woke and decided not to go to Sylva. <text:span text:style-name="T47">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42">finally</text:span> started getting a JLC order together. Darth and Panda did preorders. Aside from a bath, that’s all I did.</text:p>
      <text:p text:style-name="P26"/>
      <text:p text:style-name="P90">I.XIV</text:p>
      <text:p text:style-name="P90"><text:span text:style-name="T2"/></text:p>
      <text:p text:style-name="P90"><text:span text:style-name="T2">Got up at 7:50, fed dogs, drank coffee, played </text:span><text:span text:style-name="T10">Wordle, scrolled and wrote in my journal.</text:span></text:p>
      <text:p text:style-name="P90"><text:span text:style-name="T10"/></text:p>
      <text:p text:style-name="P91"><text:span text:style-name="T10">. . .</text:span></text:p>
      <text:p text:style-name="P90"><text:span text:style-name="T10"/></text:p>
      <text:p text:style-name="P92"><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92"><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92"><text:span text:style-name="T2"/></text:p>
      <text:p text:style-name="P93">I.XV</text:p>
      <text:p text:style-name="P93"><text:span text:style-name="T2"/></text:p>
      <text:p text:style-name="P93"><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93"><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93"><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93"><text:span text:style-name="T11"/></text:p>
      <text:p text:style-name="P94"><text:span text:style-name="T11">. . .</text:span></text:p>
      <text:p text:style-name="P94"><text:span text:style-name="T11"/></text:p>
      <text:p text:style-name="P95"><text:span text:style-name="T2">I worked until around 3 and started to chill. Cait came over when she was done with work. We smoked a bowl, smooched a bit, watched a Lake Street Dive video and then went to meet Lauren at the Pub.</text:span></text:p>
      <text:p text:style-name="P95"><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95"><text:span text:style-name="T2"/></text:p>
      <text:p text:style-name="P95"><text:span text:style-name="T2"/></text:p>
      <text:p text:style-name="P95"><text:span text:style-name="T2"/></text:p>
      <text:p text:style-name="P95"><text:span text:style-name="T2"/></text:p>
      <text:p text:style-name="P95"><text:soft-page-break/>I.XVI</text:p>
      <text:p text:style-name="P95"><text:span text:style-name="T2"/></text:p>
      <text:p text:style-name="P95"><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95"><text:span text:style-name="T12"><text:s text:c="3"/>We watched Kingpin after that. Before that, I now remember we made love for 15 minutes while the French press steeped. We made some more love after the movie and then got started on spaghetti.</text:span></text:p>
      <text:p text:style-name="P95"><text:span text:style-name="T12"><text:s text:c="3"/>We watched a Netflix movie, Wild Oats, and ate spaghetti halfway through. We laid low and read books after the movie. Cait’s stomach started to hurt, so I tried to make her laugh.</text:span></text:p>
      <text:p text:style-name="P95"><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95"><text:span text:style-name="T12"/></text:p>
      <text:p text:style-name="P96">I.XVII</text:p>
      <text:p text:style-name="P96"><text:span text:style-name="T2"/></text:p>
      <text:p text:style-name="P96"><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96"><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98">I.XVIII</text:p>
      <text:p text:style-name="P97"/>
      <text:p text:style-name="P28">Didn’t really want to get up with the dogs <text:span text:style-name="T48">this morning, but, at 7:40, I did. I fed them, made coffee, played Wordle (PROXY in six,) and worked until about 2:30 with some PCB and plate work mixed in. Cait didn’t have to go to work after all, so she </text:span><text:soft-page-break/><text:span text:style-name="T48">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99">I.XIX</text:p>
      <text:p text:style-name="P99"><text:span text:style-name="T2"/></text:p>
      <text:p text:style-name="P99"><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99"/>
      <text:p text:style-name="P100"><text:span text:style-name="T14">. . .</text:span></text:p>
      <text:p text:style-name="P99"/>
      <text:p text:style-name="P101"><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101"><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101"><text:span text:style-name="T2"><text:s text:c="3"/>We played </text:span><text:span text:style-name="T41">Apples to Apples</text:span><text:span text:style-name="T2">, smoked some weed and then upgraded to </text:span><text:span text:style-name="T41">Carts Against Humanity</text:span><text:span text:style-name="T2">, which was a riot. Before all that, we opened presents. After cards, we opened stockings, shared a cider and then went to bed.</text:span></text:p>
      <text:p text:style-name="P101"><text:span text:style-name="T2"/></text:p>
      <text:p text:style-name="P102">I.XX</text:p>
      <text:p text:style-name="P102"><text:span text:style-name="T2"/></text:p>
      <text:p text:style-name="P101"><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01"><text:span text:style-name="T15"><text:s text:c="3"/>We drove to the Purple Onion, loaded in, set up, sound checked, ordered food, ate noodles, drank champagne and coffee and wrote in my journal.</text:span></text:p>
      <text:p text:style-name="P101"><text:span text:style-name="T15"/></text:p>
      <text:p text:style-name="P103"><text:span text:style-name="T15">. . .</text:span></text:p>
      <text:p text:style-name="P103"><text:span text:style-name="T15"/></text:p>
      <text:p text:style-name="P104"><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104"><text:span text:style-name="T2"/></text:p>
      <text:p text:style-name="P105"/>
      <text:p text:style-name="P105"/>
      <text:p text:style-name="P105"/>
      <text:p text:style-name="P104"><text:soft-page-break/>I.XXI</text:p>
      <text:p text:style-name="P105"><text:span text:style-name="T2"/></text:p>
      <text:p text:style-name="P106"><text:span text:style-name="T2">Woke and nearly upset Cait by wanting to walk home. Instead, I made coffee and drank it in bed while she got ready for work——Wordle in 4/6, “PRICK.”</text:span></text:p>
      <text:p text:style-name="P106"><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106"><text:span text:style-name="T2"/></text:p>
      <text:p text:style-name="P107"><text:span text:style-name="T2">. . .</text:span></text:p>
      <text:p text:style-name="P106"><text:span text:style-name="T2"/></text:p>
      <text:p text:style-name="P106"><text:span text:style-name="T2">I think I just worked and went to bed.</text:span></text:p>
      <text:p text:style-name="P106"><text:span text:style-name="T2"/></text:p>
      <text:p text:style-name="P106">I.XXII</text:p>
      <text:p text:style-name="P106"><text:span text:style-name="T2"/></text:p>
      <text:p text:style-name="P10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06"><text:span text:style-name="T16"><text:s text:c="3"/>Hours later, we went to Cait’s house and hung out a bit more, but I was very tired and perhaps invisible. I went to bed around 2 or 230.</text:span></text:p>
      <text:p text:style-name="P106"><text:span text:style-name="T16"/></text:p>
      <text:p text:style-name="P108">I.XXIII</text:p>
      <text:p text:style-name="P108"><text:span text:style-name="T2"/></text:p>
      <text:p text:style-name="P108"><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108"><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108"><text:span text:style-name="T2"><text:s text:c="3"/>I drove home, showed a video of Queen of the Night to Sunny and Will, smoked a bowl and wrote in my journal.</text:span></text:p>
      <text:p text:style-name="P108"><text:span text:style-name="T2"/></text:p>
      <text:p text:style-name="P109"><text:span text:style-name="T2">. . .</text:span></text:p>
      <text:p text:style-name="P108"><text:span text:style-name="T2"/></text:p>
      <text:p text:style-name="P108"><text:span text:style-name="T2">I must have been pretty tired. I made shells w/ beet sauce, talked to Cait and fell asleep.</text:span></text:p>
      <text:p text:style-name="P108"><text:span text:style-name="T2"/></text:p>
      <text:p text:style-name="P110">I.XXIV</text:p>
      <text:p text:style-name="P110"><text:span text:style-name="T2"/></text:p>
      <text:p text:style-name="P108"><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08"><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108"><text:soft-page-break/><text:span text:style-name="T17"><text:s text:c="3"/>I went back to the Pump. Michael Scott and josh “Professor Swaggy” were at the bar. I ordered a porter, caught up with Holly and then went outside to soak up some sun and write in my journal.</text:span></text:p>
      <text:p text:style-name="P108"><text:span text:style-name="T17"/></text:p>
      <text:p text:style-name="P109"><text:span text:style-name="T17">. . .</text:span></text:p>
      <text:p text:style-name="P108"><text:span text:style-name="T17"/></text:p>
      <text:p text:style-name="P111"><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11"><text:span text:style-name="T2"><text:s text:c="3"/>The three of us rode home, and I reserved a tub for 4:30. I think I basically j stared at my phone until I fell asleep.</text:span></text:p>
      <text:p text:style-name="P111"><text:span text:style-name="T2"/></text:p>
      <text:p text:style-name="P112">I.XXV</text:p>
      <text:p text:style-name="P112"><text:span text:style-name="T2"/></text:p>
      <text:p text:style-name="P112"><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12"><text:span text:style-name="T18"/></text:p>
      <text:p text:style-name="P113"><text:span text:style-name="T18">. . .</text:span></text:p>
      <text:p text:style-name="P113"><text:span text:style-name="T18"/></text:p>
      <text:p text:style-name="P114"><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14"><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14"><text:span text:style-name="T2"><text:s text:c="3"/></text:span><text:span text:style-name="T19">We went home buzzed, made pasta and fell asleep.</text:span></text:p>
      <text:p text:style-name="P114"><text:span text:style-name="T19"/></text:p>
      <text:p text:style-name="P115">I.XXVI</text:p>
      <text:p text:style-name="P18"/>
      <text:p text:style-name="P31">Had some nice morning cuddles with Cait and <text:span text:style-name="T49">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16">I.XXVII</text:p>
      <text:p text:style-name="P116"/>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17">I.XXVIII</text:p>
      <text:p text:style-name="P117"><text:span text:style-name="T2"/></text:p>
      <text:p text:style-name="P117"><text:span text:style-name="T2">Lots of morning snuggles with Cait. I walked home around 12:30, made iced coffee, typed on my Rebound-S and wrote in my journal.</text:span></text:p>
      <text:p text:style-name="P117"><text:span text:style-name="T2"/></text:p>
      <text:p text:style-name="P118"><text:span text:style-name="T2">. . .</text:span></text:p>
      <text:p text:style-name="P117"><text:span text:style-name="T2"/></text:p>
      <text:p text:style-name="P117"><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17"><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17"><text:span text:style-name="T2"/></text:p>
      <text:p text:style-name="P117"/>
      <text:p text:style-name="P117"/>
      <text:p text:style-name="P117"/>
      <text:p text:style-name="P117"/>
      <text:p text:style-name="P117"/>
      <text:p text:style-name="P117"/>
      <text:p text:style-name="P116"><text:soft-page-break/>I.XXIX</text:p>
      <text:p text:style-name="P117"><text:span text:style-name="T2"/></text:p>
      <text:p text:style-name="P117"><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17"><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17"><text:span text:style-name="T20"><text:s text:c="3"/>Cait was getting a little sad, worried about our sex life and “Sunny stuff,” but she also had been drinking at work. I wanted to let her get lots of sleep, so she dropped me off. I did nothing until I fell asleep.</text:span></text:p>
      <text:p text:style-name="P117"><text:span text:style-name="T20"/></text:p>
      <text:p text:style-name="P117"><text:span text:style-name="T20"/></text:p>
      <text:p text:style-name="P117"><text:span text:style-name="T20"/></text:p>
      <text:p text:style-name="P117"><text:span text:style-name="T20"/></text:p>
      <text:p text:style-name="P117"><text:span text:style-name="T20"/></text:p>
      <text:p text:style-name="P117"><text:span text:style-name="T20"/></text:p>
      <text:p text:style-name="P117"><text:span text:style-name="T20"/></text:p>
      <text:p text:style-name="P119"><text:soft-page-break/>I.XXX</text:p>
      <text:p text:style-name="P119"><text:span text:style-name="T2"/></text:p>
      <text:p text:style-name="P120"><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20"><text:span text:style-name="T2"><text:s text:c="3"/>I stayed home because Cait was riding a CBD wave. It was nice to fall asleep.</text:span></text:p>
      <text:p text:style-name="P120"><text:span text:style-name="T2"/></text:p>
      <text:p text:style-name="P120">I.XXXI</text:p>
      <text:p text:style-name="P120"><text:span text:style-name="T2"/></text:p>
      <text:p text:style-name="P35">Woke to three keyboard orders, which <text:span text:style-name="T50">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50">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50">But, I saw Kevin driving toward me. He had forgotten he was supposed to play Whistle Hop. I felt a little uneasy down there knowing Sunny and Cait were hanging out and knowing no drums would be </text:span><text:soft-page-break/><text:span text:style-name="T50">tracked, so I said, “I’m gonna take the night off, guys. You got this.”</text:span></text:p>
      <text:p text:style-name="P35"><text:s text:c="3"/><text:span text:style-name="T50">I walked back up and drank w/ Cait, Casey, Eric. . .Some guy started attacking Xavier so Cait and I drove him away. We eventually went with Eric down to Cait’s house to smoke the bong and watch Buffy the Vampire Slayer.</text:span></text:p>
      <text:p text:style-name="P35"/>
      <text:p text:style-name="P121">II.I</text:p>
      <text:p text:style-name="P121"><text:span text:style-name="T2"/></text:p>
      <text:p text:style-name="P122"><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122"><text:span text:style-name="T21"><text:s text:c="3"/>I walked home and packed four keyboard orders, then walked to the post office, Walgreens, the library, Izzy’s, Orbit (found Anaconda &amp; Being John Malkovitch) and the Pub, where I ordered a porter + two chicken sliders and wrote in my journal.</text:span></text:p>
      <text:p text:style-name="P122"><text:span text:style-name="T21"/></text:p>
      <text:p text:style-name="P123"><text:span text:style-name="T21">. . .</text:span></text:p>
      <text:p text:style-name="P123"><text:span text:style-name="T21"/></text:p>
      <text:p text:style-name="P124"><text:span text:style-name="T2">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span></text:p>
      <text:p text:style-name="P124"><text:span text:style-name="T2"/></text:p>
      <text:p text:style-name="P124"><text:span text:style-name="T2"/></text:p>
      <text:p text:style-name="P124"><text:span text:style-name="T2"/></text:p>
      <text:p text:style-name="P124"><text:span text:style-name="T2"/></text:p>
      <text:p text:style-name="P124"><text:span text:style-name="T2"/></text:p>
      <text:p text:style-name="P124"><text:soft-page-break/>II.II</text:p>
      <text:p text:style-name="P124"><text:span text:style-name="T2"/></text:p>
      <text:p text:style-name="P124"><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124"><text:span text:style-name="T22"><text:s text:c="3"/>We learned that and demoed it. Tina showed up needing a ride from Melissa, so Kevin and I did stuff on Celebrate. When Melissa returned, we recorded drums, bass and keys on Kev’s song. Mel had to leave again around 330, so Kev and I did stuff on Queen of the Night.</text:span></text:p>
      <text:p text:style-name="P124"><text:span text:style-name="T22"><text:s text:c="3"/>We called it a day after that. I did some PCB work but eventually felt braindead. I did some laundry, stared at the computer way too long, wrote in my journal, and, before that, ate leftover udon.</text:span></text:p>
      <text:p text:style-name="P124"><text:span text:style-name="T22"/></text:p>
      <text:p text:style-name="P125"><text:span text:style-name="T22">. . .</text:span></text:p>
      <text:p text:style-name="P124"><text:span text:style-name="T22"/></text:p>
      <text:p text:style-name="P126"><text:span text:style-name="T2">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span></text:p>
      <text:p text:style-name="P126"><text:span text:style-name="T2"/></text:p>
      <text:p text:style-name="P126"><text:span text:style-name="T2"/></text:p>
      <text:p text:style-name="P126"><text:span text:style-name="T2"/></text:p>
      <text:p text:style-name="P126"><text:soft-page-break/><text:span text:style-name="T2">On </text:span>II.III<text:span text:style-name="T2">, I did lots of percussion tracking, made some noodles and then went to watch a movie, French Dispatch with Cait. I was very tired and I think she was, too.</text:span></text:p>
      <text:p text:style-name="P18"/>
      <text:p text:style-name="P36">On <text:span text:style-name="T51">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36"/>
      <text:p text:style-name="P127">II.V</text:p>
      <text:p text:style-name="P127"><text:span text:style-name="T2"/></text:p>
      <text:p text:style-name="P126"><text:span text:style-name="T2">So cold when I woke. Played Wordle,</text:span><text:span text:style-name="T23"> paid rent, made coffee and took some Rebound-S protos. I did some work the night before in separating them into RBOG and RBCS, both starting at v 401.</text:span></text:p>
      <text:p text:style-name="P126"><text:span text:style-name="T23"/></text:p>
      <text:p text:style-name="P128"><text:span text:style-name="T23">. . .</text:span></text:p>
      <text:p text:style-name="P126"><text:span text:style-name="T23"/></text:p>
      <text:p text:style-name="P129"><text:span text:style-name="T2">I found myself reworking my store, setting up a Rebound-S preorder and doing some advertising on Discord. I met Cait for two at the Pump, then went to Gary’s with Ryan and Melissa, where we watched the final episode of Get Back after powerbombing Darwin.</text:span></text:p>
      <text:p text:style-name="P129"><text:span text:style-name="T2"><text:s text:c="3"/>We drove back to the west side and I walked to Wende’s house, where the girls were putting on their faces. We went downtown and talked to two different door guys before they’d let us into the sold out show——a shitty DJ.</text:span></text:p>
      <text:p text:style-name="P129"><text:soft-page-break/><text:span text:style-name="T2"><text:s text:c="3"/>We eventually went back to Wende’s, where the girls did blow and I liad on the bed bored. We went to Cait’s at 4AM and had sex for a little too long.</text:span></text:p>
      <text:p text:style-name="P129"><text:span text:style-name="T2"/></text:p>
      <text:p text:style-name="P129">II.VI</text:p>
      <text:p text:style-name="P129"><text:span text:style-name="T2"/></text:p>
      <text:p text:style-name="P129"><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129"><text:span text:style-name="T24"><text:s text:c="3"/>We wrote Snake Hole, tracked it and packed up my drums. It might be our tightest track. I drove Kev home and then laid on the couch in the dark all night, getting up only to make and eat noodles. I had the most amazing dream about being at Magic school.</text:span></text:p>
      <text:p text:style-name="P129"><text:span text:style-name="T24"/></text:p>
      <text:p text:style-name="P130">II.VII</text:p>
      <text:p text:style-name="P130"><text:span text:style-name="T2"/></text:p>
      <text:p text:style-name="P130"><text:span text:style-name="T2">Slept til nearly 11, made coffee, got lost on Facebook for a while, switched to Wordle and Reddit and then wrote in my journal.</text:span></text:p>
      <text:p text:style-name="P129"><text:span text:style-name="T24"><text:s text:c="3"/>I slowly worked for most of the day with a 4:00 post office break. I wanted to hit up Lil’ Nick and get a beer, but he wasn’t there, so I got some shitty felafel balls from the Malvern and went home to work some more.</text:span></text:p>
      <text:p text:style-name="P130"><text:span text:style-name="T2"><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span></text:p>
      <text:p text:style-name="P130"><text:span text:style-name="T2"/></text:p>
      <text:p text:style-name="P131"><text:soft-page-break/>II.VII</text:p>
      <text:p text:style-name="P130"/>
      <text:p text:style-name="P37">Did not want to get up this morning. When I <text:span text:style-name="T52">did to feed the dogs, I noticed Cait was online, so I told her I love her. We talked through some things and I fell back asleep.</text:span></text:p>
      <text:p text:style-name="P37"><text:s text:c="3"/><text:span text:style-name="T52">I woke around 11. it took me an hour to play Wordle, find work and make coffee. I wrote in my journal as I drank it.</text:span></text:p>
      <text:p text:style-name="P37"/>
      <text:p text:style-name="P38">. . .</text:p>
      <text:p text:style-name="P37"/>
      <text:p text:style-name="P39">My morning assignment was two girls working on a book about digital sisterhood. Cait said she needed a mental health day, so I did one after that about a lady trying not to get COVID. I took a bath after that and then found <text:span text:style-name="T42">another</text:span> project, a Kiwi doing a presentation on using Minecraft in the classroom. I went to bed around 1:30.</text:p>
      <text:p text:style-name="P39"/>
      <text:p text:style-name="P132">II.IX</text:p>
      <text:p text:style-name="P132"><text:span text:style-name="T2"/></text:p>
      <text:p text:style-name="P132"><text:span text:style-name="T2">woke, fed the dogs, made coffee, posted </text:span><text:span text:style-name="T25">Rebound-S on Reddit for 40s Day, played Wordle (HUMOR in 4) and wrote in my journal.</text:span></text:p>
      <text:p text:style-name="P132"><text:span text:style-name="T25"/></text:p>
      <text:p text:style-name="P133"><text:span text:style-name="T25">. . .</text:span></text:p>
      <text:p text:style-name="P132"><text:span text:style-name="T25"/></text:p>
      <text:p text:style-name="P134"><text:span text:style-name="T2">I finished the Minecraft assignment, made a Reddit post for 40s Day, packed an order, got dressed, walked down to Cait’s, smoked some weed and wrote in my journal.</text:span></text:p>
      <text:p text:style-name="P134"><text:span text:style-name="T2"/></text:p>
      <text:p text:style-name="P135"><text:span text:style-name="T2">. . .</text:span></text:p>
      <text:p text:style-name="P134"><text:span text:style-name="T2"/></text:p>
      <text:p text:style-name="P134"><text:soft-page-break/><text:span text:style-name="T2">We walked to the post office and then Jalisco. She had fish tacos and I ate a steak &amp; cheese burrito. We went into Instant Karma after that to get her a pair of glasses and then walked down to Battle Cat and got me a latte.</text:span></text:p>
      <text:p text:style-name="P134"><text:span text:style-name="T2"><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span></text:p>
      <text:p text:style-name="P134"><text:span text:style-name="T2"><text:s text:c="3"/>Aside from Mike, we all went to Allen’s house after that. We considered going to Malvern for food, but Casey and Myles steered us to Alley Cat. We walked inside but changed our minds, went to Cait’s house, ate mac + cheese and slept.</text:span></text:p>
      <text:p text:style-name="P134"><text:span text:style-name="T2"/></text:p>
      <text:p text:style-name="P136">II.X</text:p>
      <text:p text:style-name="P136"><text:span text:style-name="T2"/></text:p>
      <text:p text:style-name="P136"><text:span text:style-name="T2">We took our time waking up and eventually </text:span><text:span text:style-name="T26">drove down to Simple. I had a breakfast sandwich and Cait had a kale salad. We drove down to Bent Creek and had a walk around Lake Powatan.</text:span></text:p>
      <text:p text:style-name="P136"><text:span text:style-name="T26"><text:s text:c="3"/>We decided to part ways after that and enjoy some alone time. I found a generic business transcription and did as much as I could before falling asleep.</text:span></text:p>
      <text:p text:style-name="P136"><text:span text:style-name="T26"/></text:p>
      <text:p text:style-name="P137">II.XI</text:p>
      <text:p text:style-name="P137"><text:span text:style-name="T2"/></text:p>
      <text:p text:style-name="P137"><text:span text:style-name="T2">Fell back asleep multiple times and eventually walked up to Izzy’s for coffee w/ Cait. I ran into Fox and Darwin on the way home and caught a ride. I finished my business transcription and walked up to the Pump, hung w/ Eric and Francis for 1.5.</text:span></text:p>
      <text:p text:style-name="P137"><text:soft-page-break/><text:span text:style-name="T2"><text:s text:c="3"/>I ordered a salad and tots from UJ, walked home, ate, put on more clothes and got a ride with Kevin to the brewery formerly known as Sanctuary. We played a great set. I had two sours, a porter and a Kalikimaki.</text:span></text:p>
      <text:p text:style-name="P137"><text:span text:style-name="T2"><text:s text:c="3"/>I had Kev drop me off at Alley Cat, where Cait and I drank champagne until Lauren convinced us to go across the street for Mario Kart. We couldn’t believe Adam was our bartender.</text:span></text:p>
      <text:p text:style-name="P137"><text:span text:style-name="T2"><text:s text:c="3"/>We went home, made love and fell asleep.</text:span></text:p>
      <text:p text:style-name="P137"><text:span text:style-name="T2"/></text:p>
      <text:p text:style-name="P138">II.XII</text:p>
      <text:p text:style-name="P137"><text:span text:style-name="T2"/></text:p>
      <text:p text:style-name="P137"><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137"><text:span text:style-name="T27"><text:s text:c="3"/>It was just me and Scott until AB and Kirsten eventually showed up. At 10, I walked home and did PCB stuff until I was ready for sleep.</text:span></text:p>
      <text:p text:style-name="P137"><text:span text:style-name="T27"/></text:p>
      <text:p text:style-name="P139">II.XIII</text:p>
      <text:p text:style-name="P140"><text:span text:style-name="T2"/></text:p>
      <text:p text:style-name="P140"><text:span text:style-name="T2">Slept til 11, played Wordle, made coffee and ordered PCB stuff, about $350 worth. After that, I drank coffee and caught up on four days of journal entries.</text:span></text:p>
      <text:p text:style-name="P140"><text:span text:style-name="T2"/></text:p>
      <text:p text:style-name="P141"><text:span text:style-name="T2">. . .</text:span></text:p>
      <text:p text:style-name="P140"><text:span text:style-name="T2"/></text:p>
      <text:p text:style-name="P140"><text:span text:style-name="T2">I went on to work on QALIZpad after that, got a bit cranky and then made some noodles. Then I watched the Super Bowl, finished the PCB and eventually went to bed.</text:span></text:p>
      <text:p text:style-name="P142"><text:soft-page-break/>II.XIV</text:p>
      <text:p text:style-name="P142"><text:span text:style-name="T2"/></text:p>
      <text:p text:style-name="P142"><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142"><text:span text:style-name="T28"><text:s text:c="3"/>We ordered sushi afterwards and picked up some beers from the Pump. I relaxed at the house for a while, caught an Uber out to Frazier’s, drank some Jager and then drove to Carrier St. to hang w/ Casey Horton. We eventually drove down to Cait’s and fell asleep.</text:span></text:p>
      <text:p text:style-name="P142"><text:span text:style-name="T28"/></text:p>
      <text:p text:style-name="P143">II.XV</text:p>
      <text:p text:style-name="P143"><text:span text:style-name="T2"/></text:p>
      <text:p text:style-name="P143"><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143"><text:span text:style-name="T29"><text:s text:c="3"/>I walked to the CBD store, bought a pack of D8 cigarettes, went to the Pump and smoked one with a porter. I walked home, found work, smoked in the bath, watched some Simpsons and then wrote in my journal.</text:span></text:p>
      <text:p text:style-name="P143"><text:span text:style-name="T29"/></text:p>
      <text:p text:style-name="P144">II.XVI</text:p>
      <text:p text:style-name="P144"><text:span text:style-name="T2"/></text:p>
      <text:p text:style-name="P144"><text:span text:style-name="T2">Let the dogs wake me up at 7, made </text:span><text:span text:style-name="T30">coffee, looked at my phone, played Wordle (CAULK in 6,) worked and spent way too long looking at FB on my break. I worked some more and then wrote in my journal.</text:span></text:p>
      <text:p text:style-name="P144"><text:span text:style-name="T30"/></text:p>
      <text:p text:style-name="P145"><text:soft-page-break/><text:span text:style-name="T30">. . .</text:span></text:p>
      <text:p text:style-name="P146"><text:span text:style-name="T30"/></text:p>
      <text:p text:style-name="P146"><text:span text:style-name="T2">I finished working at 11:30, caught a quick nap and walked up to munoz for Kev’s bday lunch. He was late, so Tina, Ryan, Melissa and I took a little walk with our cigarettes. I ate a torta, walked home, caught another quick nap and then walked up to Odd’s for a double espresso.</text:span></text:p>
      <text:p text:style-name="P146"><text:span text:style-name="T2"><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span></text:p>
      <text:p text:style-name="P146"><text:span text:style-name="T2"/></text:p>
      <text:p text:style-name="P147">II.XVII</text:p>
      <text:p text:style-name="P147"><text:span text:style-name="T2"/></text:p>
      <text:p text:style-name="P146"><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146"><text:span text:style-name="T31"/></text:p>
      <text:p text:style-name="P148">II.XVIII</text:p>
      <text:p text:style-name="P149"/>
      <text:p text:style-name="P40">Let the dogs out at 7 and then had <text:span text:style-name="T53">vivid dreams til 10. I made some coffee and possibly found some work about AI. </text:span></text:p>
      <text:p text:style-name="P40"/>
      <text:p text:style-name="P41">. . .</text:p>
      <text:p text:style-name="P41"/>
      <text:p text:style-name="P42"><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42"><text:s text:c="3"/>I swore I had driven home from Alley Cat, but apparently I was wrong. It was still on Vermont.</text:p>
      <text:p text:style-name="P42"><text:s text:c="3"/>Anyway, after the Pump, we went to Wende’s house, had a couple of beers and then went to Cait’s, tried on some of her new clothes that came in the mail and fell asleep.</text:p>
      <text:p text:style-name="P42"/>
      <text:p text:style-name="P150">II.XIX</text:p>
      <text:p text:style-name="P150"><text:span text:style-name="T2"/></text:p>
      <text:p text:style-name="P150"><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150"><text:span text:style-name="T32"><text:s text:c="3"/>We had two at the Pump afterwards and then went to Cait’s, packed her bags and hit the road. We drove to Greenville, ate some stir fry with Michelle and Dave and then had some beers and smores by a fire, made love and fell asleep.</text:span></text:p>
      <text:p text:style-name="P150"><text:span text:style-name="T32"/></text:p>
      <text:p text:style-name="P151">II.XX</text:p>
      <text:p text:style-name="P151"><text:span text:style-name="T2"/></text:p>
      <text:p text:style-name="P151"><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151"><text:span text:style-name="T33"/></text:p>
      <text:p text:style-name="P152">II.XXI</text:p>
      <text:p text:style-name="P153"/>
      <text:p text:style-name="P43">Slept in a little and went to Gilla’s <text:span text:style-name="T54">for a delicious lunch. We went and bought some flip-flops after that and had a little sit on the beach, saw some really cool rainbows.</text:span></text:p>
      <text:p text:style-name="P43"><text:s text:c="3"/><text:span text:style-name="T54">We got coffee after that, went to a book store, picked Karen up from work, read our books at Mike’s house and then went to Cooper’s for dinner. We hung at Mike’s a little more, went back to Tonya’s, watched some Schitt’s Creek and went to sleep.</text:span></text:p>
      <text:p text:style-name="P18"/>
      <text:p text:style-name="P154">II.XXII</text:p>
      <text:p text:style-name="P154"><text:span text:style-name="T2"/></text:p>
      <text:p text:style-name="P155"><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155"><text:span text:style-name="T34"><text:s text:c="3"/>We went to Molly Darcy’s after that, met Cait’s friend Courtney and got hella turnt. We went to Courtney’s, played music, made love and dealt with dogs.</text:span></text:p>
      <text:p text:style-name="P155"><text:span text:style-name="T34"/></text:p>
      <text:p text:style-name="P156"/>
      <text:p text:style-name="P156"/>
      <text:p text:style-name="P156"/>
      <text:p text:style-name="P156"/>
      <text:p text:style-name="P156"/>
      <text:p text:style-name="P157"><text:soft-page-break/>II.XXIII</text:p>
      <text:p text:style-name="P156"><text:span text:style-name="T2"/></text:p>
      <text:p text:style-name="P157"><text:span text:style-name="T2">We were rather hungover, but got to sleep a bit. We went to Bagel Dock and to Tonya’s to watch Drumline. We napped after that, went to the beach, back to Tonya’s and I wrote in my journal.</text:span></text:p>
      <text:p text:style-name="P157"><text:span text:style-name="T2"/></text:p>
      <text:p text:style-name="P158"><text:span text:style-name="T2">. . .</text:span></text:p>
      <text:p text:style-name="P157"><text:span text:style-name="T2"/></text:p>
      <text:p text:style-name="P157"><text:span text:style-name="T2">We ate Peruvian chicken and watched the whole first season of The Righteous Gemstones.</text:span></text:p>
      <text:p text:style-name="P157"><text:span text:style-name="T2"><text:s text:c="3"/>Hi, ho.</text:span></text:p>
      <text:p text:style-name="P157"><text:span text:style-name="T2"/></text:p>
      <text:p text:style-name="P157">II.XXIV</text:p>
      <text:p text:style-name="P157"><text:span text:style-name="T2"/></text:p>
      <text:p text:style-name="P157"><text:span text:style-name="T2">We tried to get up early and spent a while drinking coffee before heading to Matthew’s, where I had a delicious salmon benne. We drove to Vereen Gardens after that and sat on a swing before deciding it was time to hit the road.</text:span></text:p>
      <text:p text:style-name="P157"><text:span text:style-name="T2"><text:s text:c="3"/>I drove while Cait DJed. It was really a very fun drive. We went to Brew Pump after that and hung out with TJ, Iris and Barbie. We headed to Cait’s house when they closed, chatted with Nelia and announced we were going to bed.</text:span></text:p>
      <text:p text:style-name="P157"><text:span text:style-name="T2"><text:s text:c="3"/>However, Wende came over, which caused a very drunk Nelia to snap and ramble about how uncool it was that she could come over. Wende didn’t stay much longer, so Cait and I made some love and went to bed.</text:span></text:p>
      <text:p text:style-name="P157"><text:span text:style-name="T2"/></text:p>
      <text:p text:style-name="P157"/>
      <text:p text:style-name="P157"/>
      <text:p text:style-name="P157"/>
      <text:p text:style-name="P157"/>
      <text:p text:style-name="P156"><text:soft-page-break/>II.XXV</text:p>
      <text:p text:style-name="P157"/>
      <text:p text:style-name="P44">We woke and drank some coffee/had some laughs before Cait drove me home. I ended up napping until about 5PM, when I made some coffee, prepped some ramen and wrote in my journal.</text:p>
      <text:p text:style-name="P44"/>
      <text:p text:style-name="P45">. . .</text:p>
      <text:p text:style-name="P44"/>
      <text:p text:style-name="P44">I ate dinner and spent forever trying to find a transcription. Eventually, I found an ITM, took a bath, trimmed my beard and worked. I got tired around 11PM and went to sleep.</text:p>
      <text:p text:style-name="P44"/>
      <text:p text:style-name="P160">II.XXVI</text:p>
      <text:p text:style-name="P159"/>
      <text:p text:style-name="P44">I did Wordle to wake up. Spud was staring at me at 7am. I fed the dogs, made coffee and worked til about 10:00, at which point I laid on my couch and wrote in my journal.</text:p>
      <text:p text:style-name="P44"/>
      <text:p text:style-name="P45">. . .</text:p>
      <text:p text:style-name="P44"/>
      <text:p text:style-name="P44">I went to Kev’s house, where we recorded a cover of Emily King’s Distance. It took a lot of takes, but sounded and looked great.</text:p>
      <text:p text:style-name="P44"><text:s text:c="3"/>I met up w/ Cait at the Brew Pump and we were soon joined by Chuck. We went to a party that turned into a night of Molly at the Salvage Station w/ Doom Flamingo.</text:p>
      <text:p text:style-name="P44"/>
      <text:p text:style-name="P159"/>
      <text:p text:style-name="P159"/>
      <text:p text:style-name="P159"/>
      <text:p text:style-name="P159"/>
      <text:p text:style-name="P159"><text:soft-page-break/>II.XXVII</text:p>
      <text:p text:style-name="P159"><text:span text:style-name="T2"/></text:p>
      <text:p text:style-name="P159"><text:span text:style-name="T2">I was wiped, stayed home and so did Cait. </text:span><text:span text:style-name="T35">I think I mostly stayed home on </text:span><text:span text:style-name="T55">II.XXVIII</text:span><text:span text:style-name="T35"> as well, but maybe met Cait at the Pump for a couple.</text:span></text:p>
      <text:p text:style-name="P159"><text:span text:style-name="T35"/></text:p>
      <text:p text:style-name="P161">III.I</text:p>
      <text:p text:style-name="P161"><text:span text:style-name="T2"/></text:p>
      <text:p text:style-name="P161"><text:span text:style-name="T2">We woke and decided to go to Hot Springs. We had lunch at the Appalachian Bodega, hiked up Lover’s Leap, sat by the river, bathed in the sun and had a soak. We stopped by the Ingles on the way home and got stuff for dinner.</text:span></text:p>
      <text:p text:style-name="P161"><text:span text:style-name="T2"><text:s text:c="3"/>Cait drove us home, where we signed up for HBO Max and watched Raised by Wolves.</text:span></text:p>
      <text:p text:style-name="P161"><text:span text:style-name="T2"/></text:p>
      <text:p text:style-name="P161">III.II</text:p>
      <text:p text:style-name="P161"><text:span text:style-name="T2"/></text:p>
      <text:p text:style-name="P161"><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161"><text:span text:style-name="T36"><text:s text:c="3"/>We beat an undefeated team and then went to the Pump before reading poetry w/ Casey at Cait’s.</text:span></text:p>
      <text:p text:style-name="P161"><text:span text:style-name="T36"/></text:p>
      <text:p text:style-name="P162">III.III</text:p>
      <text:p text:style-name="P162"><text:span text:style-name="T2"/></text:p>
      <text:p text:style-name="P162"><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63"><text:soft-page-break/>III.IV</text:p>
      <text:p text:style-name="P163"><text:span text:style-name="T2"/></text:p>
      <text:p text:style-name="P164"><text:span text:style-name="T2">Walked up to Drop of Sun, took my COVID test, chatted w/ SJ, set up my drums, worked on a song w/ Kev &amp; Lucy, had lunch from the sandwich shop, tracked three songs, spaced out at the Brew Pump, got picked up by Cait, hung w/ Chuck at her house and eventually went to bed.</text:span></text:p>
      <text:p text:style-name="P164"><text:span text:style-name="T2"/></text:p>
      <text:p text:style-name="P163">III.V</text:p>
      <text:p text:style-name="P164"><text:span text:style-name="T2"/></text:p>
      <text:p text:style-name="P164"><text:span text:style-name="T2">Got up, walked to the market for a burrito, worked on a song of Hunter’s, tracked it, two more songs, walked home and watched Space Ghost.</text:span></text:p>
      <text:p text:style-name="P164"><text:span text:style-name="T2"/></text:p>
      <text:p text:style-name="P163">III.VI</text:p>
      <text:p text:style-name="P164"><text:span text:style-name="T2"/></text:p>
      <text:p text:style-name="P164"><text:span text:style-name="T2">I was very tired and cranky. I eventually walked up to the Pump, but did not want to be joined by Sunny. I had two beers w/ Cait and then went out to Fox’s house for her bday w/ Kev, Alyse, Jason, Dulci, Ben, August, Galen, Rachel, Allison, Melissa, Charlie, Alex, Ryan, Fox and Darwin.</text:span></text:p>
      <text:p text:style-name="P164"><text:span text:style-name="T2"><text:s text:c="3"/>We went to the Malvern with Ry and ran into Wende and Barbie. I got very full on burger/fries and passed out quickly.</text:span></text:p>
      <text:p text:style-name="P164"><text:span text:style-name="T2"/></text:p>
      <text:p text:style-name="P163">III.VII</text:p>
      <text:p text:style-name="P163"><text:span text:style-name="T2"/></text:p>
      <text:p text:style-name="P164"><text:span text:style-name="T2">Walked to Izzy’s and home, napped, found work, drank more coffee and wrote in my journal.</text:span></text:p>
      <text:p text:style-name="P164"><text:span text:style-name="T2"/></text:p>
      <text:p text:style-name="P165"><text:span text:style-name="T2">. . .</text:span></text:p>
      <text:p text:style-name="P164"><text:span text:style-name="T2"/></text:p>
      <text:p text:style-name="P164"><text:soft-page-break/><text:span text:style-name="T2">I worked until 6 or 7, watched an episode of Space Ghost and then two episodes of Home Movies. I found more work but decided to cancel it and fell asleep around 1.</text:span></text:p>
      <text:p text:style-name="P164"><text:span text:style-name="T2"/></text:p>
      <text:p text:style-name="P166">III.VIII</text:p>
      <text:p text:style-name="P166"><text:span text:style-name="T2"/></text:p>
      <text:p text:style-name="P166"><text:span text:style-name="T2">It was too cold to wake up, so I fed the </text:span><text:span text:style-name="T38">dogs and went back to bed til 11. I played Wordle (SWEET in 6,) made coffee, found work and wrote in my journal.</text:span></text:p>
      <text:p text:style-name="P166"><text:span text:style-name="T38"/></text:p>
      <text:p text:style-name="P167"><text:span text:style-name="T38">. . .</text:span></text:p>
      <text:p text:style-name="P166"><text:span text:style-name="T38"/></text:p>
      <text:p text:style-name="P168"><text:span text:style-name="T2">I was having minor panic attacks and never did any work. I went to see Cait around three, and her mood was similar. We just weren’t sure what to do with ourselves. We talked about walking, but it started to rain, so we drove to the Brew Pump.</text:span></text:p>
      <text:p text:style-name="P168"><text:span text:style-name="T2"><text:s text:c="3"/>Sunny and Will were there, which made me anxious again. We kinda just drank a lot, went back to Cait’s, made lentil soup and watched Gilded Age.</text:span></text:p>
      <text:p text:style-name="P168"><text:span text:style-name="T2"/></text:p>
      <text:p text:style-name="P168">III.VIX</text:p>
      <text:p text:style-name="P168"><text:span text:style-name="T2"/></text:p>
      <text:p text:style-name="P168"><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168"><text:span text:style-name="T39"><text:s text:c="3"/>We went back to her house, napped, made love. I went to the Pump for one and then we went bowling. We suffered a close defeat, went to the Pump for one, got a pizza from Ingles, watched the Dre halftime show and then Raised by Wolves.</text:span></text:p>
      <text:p text:style-name="P168"><text:span text:style-name="T39"/></text:p>
      <text:p text:style-name="P169"><text:soft-page-break/>III.X</text:p>
      <text:p text:style-name="P170"><text:span text:style-name="T2"/></text:p>
      <text:p text:style-name="P170"><text:span text:style-name="T2">Woke and knew it was time to go home. Cait agreed, and I was feeling a little grumpy/lost. I made coffee, scrolled, Wordled and wrote in my journal.</text:span></text:p>
      <text:p text:style-name="P170"><text:span text:style-name="T2"/></text:p>
      <text:p text:style-name="P171"><text:span text:style-name="T2">. . .</text:span></text:p>
      <text:p text:style-name="P170"><text:span text:style-name="T2"/></text:p>
      <text:p text:style-name="P170"><text:span text:style-name="T2">I worked all day typing about a screen printing company and fit a Prime-E into a 60% layout during my breaks. I made pickle ramen w/ faux chicken for dinner and spaced out til around 1AM.</text:span></text:p>
      <text:p text:style-name="P170"><text:span text:style-name="T2"/></text:p>
      <text:p text:style-name="P169">III.XI</text:p>
      <text:p text:style-name="P169"><text:span text:style-name="T2"/></text:p>
      <text:p text:style-name="P170"><text:span text:style-name="T2">Slept til 10ish, made coffee, barely won Wordle, accepted a few gigs/recording dates and worked til 130, then wrote in my journal.</text:span></text:p>
      <text:p text:style-name="P170"><text:span text:style-name="T2"/></text:p>
      <text:p text:style-name="P171"><text:span text:style-name="T2">. . .</text:span></text:p>
      <text:p text:style-name="P170"><text:span text:style-name="T2"/></text:p>
      <text:p text:style-name="P170"><text:span text:style-name="T2">I finished working around 2, went to UJ for a Cuban. Eric was there, so we had a beer. I bought some brake fluid, picked Kevin up and went downtown for LaZoom——two bachelorette parties and a random Indian couple. We added New Belgium as a new second stop.</text:span></text:p>
      <text:p text:style-name="P170"><text:span text:style-name="T2"><text:s text:c="3"/>I took Kevin home, relaxed for a bit, and then, at 1:00, took an Uber to Frazier’s, where Sean, Cait and Wende were drinking. We went to Wende’s house and played percussion instruments after that, but I was not able to drink anymore. Went to Cait’s for sleep at 430.</text:span></text:p>
      <text:p text:style-name="P170"><text:span text:style-name="T2"/></text:p>
      <text:p text:style-name="P170"><text:span text:style-name="T2"/></text:p>
      <text:p text:style-name="P170"><text:span text:style-name="T2"/></text:p>
      <text:p text:style-name="P170"><text:soft-page-break/>III.XII</text:p>
      <text:p text:style-name="P170"><text:span text:style-name="T2"/></text:p>
      <text:p text:style-name="P170"><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170"><text:span text:style-name="T40"/></text:p>
      <text:p text:style-name="P172">III.XIII</text:p>
      <text:p text:style-name="P172"><text:span text:style-name="T2"/></text:p>
      <text:p text:style-name="P172"><text:span text:style-name="T2">Woke to a yummy bfast casserole and plenty of coffee. We said our goodbyes, drove up the mountain and chilled in our separate homes. I eventually watched some Gilded Age and soldered seven USB ports, but it took all day and night to find the motivation.</text:span></text:p>
      <text:p text:style-name="P172"><text:span text:style-name="T2"/></text:p>
      <text:p text:style-name="P172">III.XIV</text:p>
      <text:p text:style-name="P172"><text:span text:style-name="T2"/></text:p>
      <text:p text:style-name="P172"><text:span text:style-name="T2">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span></text:p>
      <text:p text:style-name="P172"><text:span text:style-name="T2"/></text:p>
      <text:p text:style-name="P172">III.XV</text:p>
      <text:p text:style-name="P172"><text:span text:style-name="T2"/></text:p>
      <text:p text:style-name="P172"><text:span text:style-name="T2">Woke around 1130, checked my phone, started Wordle, walked home, checked some keyboard things, made coffee and wrote in my journal.</text:span></text:p>
      <text:p text:style-name="P172"><text:span text:style-name="T2"/></text:p>
      <text:p text:style-name="P173"><text:span text:style-name="T2">. . .</text:span></text:p>
      <text:p text:style-name="P172"><text:soft-page-break/><text:span text:style-name="T2"/></text:p>
      <text:p text:style-name="P172"><text:span text:style-name="T2">Cait brought me some Mexican food and Sunny went into work. I spent five hours converting the Voyager 104 to run on RP2404 and charged Van Dusen $100. then I talked to Cait on the phone, smoked a bowl, watched a couple episodes of Space Ghost and wrote in my journal.</text:span></text:p>
      <text:p text:style-name="P172"><text:span text:style-name="T2"/></text:p>
      <text:p text:style-name="P174">III.XVI</text:p>
      <text:p text:style-name="P174"><text:span text:style-name="T2"/></text:p>
      <text:p text:style-name="P172"><text:span text:style-name="T2">Woke and started getting things ready to order. First, I had coffee. Sunny left town. I painstakingly got the part list together for Voyager 104, then updated Buddy .26 to be Buddy-H.</text:span></text:p>
      <text:p text:style-name="P172"><text:span text:style-name="T2"><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span></text:p>
      <text:p text:style-name="P172"><text:span text:style-name="T2"><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span></text:p>
      <text:p text:style-name="P172"><text:span text:style-name="T2"/></text:p>
      <text:p text:style-name="P174">III.XVII</text:p>
      <text:p text:style-name="P172"><text:span text:style-name="T2"/></text:p>
      <text:p text:style-name="P172"><text:span text:style-name="T2"/></text:p>
      <text:p text:style-name="P157"><text:span text:style-name="T2"/></text:p>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0T21:37:14.569047562</dc:date>
    <meta:editing-duration>P7DT2H4M40S</meta:editing-duration>
    <meta:editing-cycles>226</meta:editing-cycles>
    <meta:generator>LibreOffice/7.3.7.2$Linux_X86_64 LibreOffice_project/30$Build-2</meta:generator>
    <meta:print-date>2024-07-07T17:40:57.703901491</meta:print-date>
    <meta:document-statistic meta:table-count="0" meta:image-count="0" meta:object-count="0" meta:page-count="55" meta:paragraph-count="393" meta:word-count="11654" meta:character-count="60224" meta:non-whitespace-character-count="48626"/>
  </office:meta>
</office:document-meta>
</file>